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428" officeooo:paragraph-rsid="00138428"/>
    </style:style>
    <style:style style:name="P2" style:family="paragraph" style:parent-style-name="Standard">
      <style:text-properties officeooo:rsid="0013c891" officeooo:paragraph-rsid="0013c891"/>
    </style:style>
    <style:style style:name="P3" style:family="paragraph" style:parent-style-name="Standard">
      <style:text-properties officeooo:rsid="00162c1c" officeooo:paragraph-rsid="00162c1c"/>
    </style:style>
    <style:style style:name="P4" style:family="paragraph" style:parent-style-name="Standard">
      <style:text-properties officeooo:rsid="001737f6" officeooo:paragraph-rsid="001737f6"/>
    </style:style>
    <style:style style:name="P5" style:family="paragraph" style:parent-style-name="Standard">
      <style:text-properties officeooo:rsid="001737f6" officeooo:paragraph-rsid="001741a8"/>
    </style:style>
    <style:style style:name="P6" style:family="paragraph" style:parent-style-name="Standard">
      <style:text-properties officeooo:rsid="001741a8" officeooo:paragraph-rsid="001741a8"/>
    </style:style>
    <style:style style:name="T1" style:family="text">
      <style:text-properties officeooo:rsid="0015891d"/>
    </style:style>
    <style:style style:name="T2" style:family="text">
      <style:text-properties officeooo:rsid="001741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layout and documentation</text:p>
      <text:p text:style-name="P1"/>
      <text:p text:style-name="P1">This document is to descript how the database must be setup for the software to interact with it properly. It also explains how custom data interpretation programmes should interact with the database.</text:p>
      <text:p text:style-name="P1"/>
      <text:p text:style-name="P2">The following database setup is required for the software to function:</text:p>
      <text:p text:style-name="P2"/>
      <text:p text:style-name="P2">Database name: contacts</text:p>
      <text:p text:style-name="P2"><text:tab/>Tables: id (auto incrementing, int), number (<text:span text:style-name="T1">large int</text:span>), <text:span text:style-name="T1">name (string)</text:span></text:p>
      <text:p text:style-name="P3">Database name: <text:s/>current_alerts</text:p>
      <text:p text:style-name="P3"><text:tab/>Tables: id (auto incrementing, int), num (string), send_time (medium int), msg (text), rule_broken <text:s/>(int)</text:p>
      <text:p text:style-name="P3">Database name: rules</text:p>
      <text:p text:style-name="P3"><text:tab/>Tables: id (auto incrementing, int), node (string), sensor (string), operation (string), value (int), start_time (int), end_time (int), delay (int), message (string), send_clear (bool)</text:p>
      <text:p text:style-name="P3">Database name: rules_access</text:p>
      <text:p text:style-name="P3"><text:tab/>Table: id (auto incrementing, int), ac (string), session_id (int), salt (int)</text:p>
      <text:p text:style-name="P4">Database name: sensor_config</text:p>
      <text:p text:style-name="P5"><text:tab/>Table: id (auto incrementing, int), sensor_id (int), lat (int), lng (int), hr_name <text:span text:style-name="T2">(text)</text:span></text:p>
      <text:p text:style-name="P5"><text:span text:style-name="T2">Database name: </text:span><text:s/><text:span text:style-name="T2">sensor_data</text:span></text:p>
      <text:p text:style-name="P5"><text:tab/><text:span text:style-name="T2">Table: id (auto incrementing, int), lat (int), lng (int), sType (int), sValue (int), time (big int), processed? (bool), data (text)</text:span></text:p>
      <text:p text:style-name="P6">Database name: Sensor_types</text:p>
      <text:p text:style-name="P6"><text:tab/>Table: id (auto incrementing, int), idname (int), name (string)</text:p>
      <text:p text:style-name="P6">Database name: status_displa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5:22:33.151668272</meta:creation-date>
    <dc:date>2016-09-07T17:25:07.964439923</dc:date>
    <meta:editing-duration>PT20M55S</meta:editing-duration>
    <meta:editing-cycles>6</meta:editing-cycles>
    <meta:generator>LibreOffice/4.3.3.2$Linux_X86_64 LibreOffice_project/430m0$Build-2</meta:generator>
    <meta:document-statistic meta:table-count="0" meta:image-count="0" meta:object-count="0" meta:page-count="1" meta:paragraph-count="18" meta:word-count="171" meta:character-count="1240" meta:non-whitespace-character-count="1077"/>
  </office:meta>
</office:document-meta>
</file>